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officeooo:rsid="01620822" officeooo:paragraph-rsid="01620822"/>
    </style:style>
    <style:style style:name="P471" style:family="paragraph" style:parent-style-name="Standard">
      <style:text-properties style:text-underline-style="none" officeooo:rsid="01620822" officeooo:paragraph-rsid="01620822"/>
    </style:style>
    <style:style style:name="P472" style:family="paragraph" style:parent-style-name="Standard">
      <style:text-properties officeooo:rsid="00598fd9" officeooo:paragraph-rsid="00598fd9"/>
    </style:style>
    <style:style style:name="P473" style:family="paragraph" style:parent-style-name="Standard">
      <style:text-properties officeooo:paragraph-rsid="016e04de"/>
    </style:style>
    <style:style style:name="P474" style:family="paragraph" style:parent-style-name="Standard">
      <style:paragraph-properties fo:break-before="page"/>
    </style:style>
    <style:style style:name="P475" style:family="paragraph" style:parent-style-name="Standard">
      <style:text-properties officeooo:rsid="01791025" officeooo:paragraph-rsid="01791025"/>
    </style:style>
    <style:style style:name="P476" style:family="paragraph" style:parent-style-name="Text_20_body">
      <style:text-properties officeooo:paragraph-rsid="01791025"/>
    </style:style>
    <style:style style:name="P477" style:family="paragraph" style:parent-style-name="Heading_20_1">
      <style:text-properties officeooo:rsid="00a97067" officeooo:paragraph-rsid="00a97067"/>
    </style:style>
    <style:style style:name="P478" style:family="paragraph" style:parent-style-name="Heading_20_1">
      <style:text-properties officeooo:paragraph-rsid="00a97067"/>
    </style:style>
    <style:style style:name="P479" style:family="paragraph" style:parent-style-name="Heading_20_1">
      <style:text-properties officeooo:paragraph-rsid="0041ed7e"/>
    </style:style>
    <style:style style:name="P480" style:family="paragraph" style:parent-style-name="Heading_20_1">
      <style:text-properties officeooo:paragraph-rsid="00275043"/>
    </style:style>
    <style:style style:name="P481" style:family="paragraph" style:parent-style-name="Heading_20_1">
      <style:paragraph-properties fo:break-before="page"/>
    </style:style>
    <style:style style:name="P482" style:family="paragraph" style:parent-style-name="Heading_20_1">
      <style:text-properties officeooo:paragraph-rsid="00d2f8ee"/>
    </style:style>
    <style:style style:name="P48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4" style:family="paragraph" style:parent-style-name="Heading_20_1">
      <style:paragraph-properties fo:break-before="page"/>
      <style:text-properties officeooo:paragraph-rsid="00a592ca"/>
    </style:style>
    <style:style style:name="P485" style:family="paragraph" style:parent-style-name="Heading_20_1">
      <style:paragraph-properties fo:break-before="page"/>
      <style:text-properties officeooo:paragraph-rsid="0150fa27"/>
    </style:style>
    <style:style style:name="P486" style:family="paragraph" style:parent-style-name="Heading_20_1">
      <style:text-properties officeooo:paragraph-rsid="003fce4a"/>
    </style:style>
    <style:style style:name="P487" style:family="paragraph" style:parent-style-name="Heading_20_1">
      <style:text-properties officeooo:paragraph-rsid="003d579f"/>
    </style:style>
    <style:style style:name="P488" style:family="paragraph" style:parent-style-name="Heading_20_1">
      <style:text-properties officeooo:paragraph-rsid="0044241a"/>
    </style:style>
    <style:style style:name="P489" style:family="paragraph" style:parent-style-name="Heading_20_1">
      <style:paragraph-properties fo:break-before="page"/>
      <style:text-properties officeooo:paragraph-rsid="016e04de"/>
    </style:style>
    <style:style style:name="P490" style:family="paragraph" style:parent-style-name="Heading_20_1">
      <style:text-properties officeooo:paragraph-rsid="012635a0"/>
    </style:style>
    <style:style style:name="P491" style:family="paragraph" style:parent-style-name="Heading_20_1">
      <style:paragraph-properties fo:break-before="page"/>
      <style:text-properties officeooo:paragraph-rsid="0123abe6"/>
    </style:style>
    <style:style style:name="P492" style:family="paragraph" style:parent-style-name="Heading_20_1">
      <style:text-properties officeooo:paragraph-rsid="0055bc33"/>
    </style:style>
    <style:style style:name="P493" style:family="paragraph" style:parent-style-name="Heading_20_1">
      <style:text-properties officeooo:rsid="0132eb31" officeooo:paragraph-rsid="0132eb31"/>
    </style:style>
    <style:style style:name="P494" style:family="paragraph" style:parent-style-name="Heading_20_1">
      <style:text-properties officeooo:paragraph-rsid="0142d160"/>
    </style:style>
    <style:style style:name="P495" style:family="paragraph" style:parent-style-name="Heading_20_1">
      <style:paragraph-properties fo:break-before="page"/>
      <style:text-properties officeooo:paragraph-rsid="00349b47"/>
    </style:style>
    <style:style style:name="P496" style:family="paragraph" style:parent-style-name="Heading_20_1">
      <style:text-properties officeooo:paragraph-rsid="0038c750"/>
    </style:style>
    <style:style style:name="P497" style:family="paragraph" style:parent-style-name="Heading_20_1">
      <style:text-properties officeooo:paragraph-rsid="003a99c0"/>
    </style:style>
    <style:style style:name="P498" style:family="paragraph" style:parent-style-name="Heading_20_1">
      <style:text-properties officeooo:rsid="00560a15" officeooo:paragraph-rsid="00560a15"/>
    </style:style>
    <style:style style:name="P499" style:family="paragraph" style:parent-style-name="Heading_20_1">
      <style:text-properties officeooo:paragraph-rsid="0030b6f7"/>
    </style:style>
    <style:style style:name="P500" style:family="paragraph" style:parent-style-name="Heading_20_1">
      <style:paragraph-properties fo:break-before="page"/>
      <style:text-properties officeooo:paragraph-rsid="011b2b69"/>
    </style:style>
    <style:style style:name="P501" style:family="paragraph" style:parent-style-name="Heading_20_2">
      <style:text-properties officeooo:paragraph-rsid="011ad1fb"/>
    </style:style>
    <style:style style:name="P502" style:family="paragraph" style:parent-style-name="Heading_20_2">
      <style:paragraph-properties fo:break-before="page"/>
      <style:text-properties officeooo:paragraph-rsid="00d82882"/>
    </style:style>
    <style:style style:name="P503" style:family="paragraph" style:parent-style-name="Heading_20_2">
      <style:paragraph-properties fo:break-before="page"/>
    </style:style>
    <style:style style:name="P504" style:family="paragraph" style:parent-style-name="Heading_20_2">
      <style:text-properties officeooo:paragraph-rsid="0082c79f"/>
    </style:style>
    <style:style style:name="P50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7" style:family="paragraph" style:parent-style-name="Heading_20_3">
      <style:text-properties officeooo:rsid="007c89be" officeooo:paragraph-rsid="007c89be"/>
    </style:style>
    <style:style style:name="P508" style:family="paragraph" style:parent-style-name="Table_20_Contents">
      <style:text-properties style:font-name="Liberation Sans" fo:font-size="11pt" officeooo:rsid="00bbcebe" officeooo:paragraph-rsid="00705a3d" style:font-size-asian="11pt" style:font-size-complex="11pt"/>
    </style:style>
    <style:style style:name="P50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10"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T1" style:family="text">
      <style:text-properties officeooo:rsid="017711b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style:text-underline-style="solid" style:text-underline-width="auto" style:text-underline-color="font-color" officeooo:rsid="00ff4c98" style:font-size-asian="11pt" style:font-size-complex="11pt"/>
    </style:style>
    <style:style style:name="T164" style:family="text">
      <style:text-properties style:font-name="Arial1"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T208" style:family="text">
      <style:text-properties officeooo:rsid="017aaf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597201232768">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7"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597201240384">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1597201239024">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597201242016">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1597201248272">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597201245280">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597201248816">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1597201249904">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597201247184">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8">k</text:span> background, white characters</text:p>
          </table:table-cell>
          <table:table-cell table:style-name="Table64.D2" office:value-type="string">
            <text:p text:style-name="P241">forth</text:p>
          </table:table-cell>
        </table:table-row>
        <text:soft-page-break/>
        <table:table-row table:style-name="TableLine1597201246368">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1597201246640">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1597201250176">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597201244464">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1597201244736">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597201251808">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597201252896">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597201238752">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597201251264">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597201249632">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597201248544">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59720125153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597201247728">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597201252352">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597201249360">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597201252624">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597201250720">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597201250992">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59720125316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59720113240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597201137024">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597201130496">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597201138112">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597201249088">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597201128320">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1597201131856">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597201122880">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59720113403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1597201134304">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597201139200">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597201132672">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597201139472">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597201124240">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597201122608">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597201126960">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597201135392">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597201123152">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597201129952">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597201136208">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597201128048">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597201128864">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597201135664">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1597201125600">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597201124512">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597201126688">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9" text:outline-level="1">Camera</text:h>
      <table:table table:name="Table45" table:style-name="Table45">
        <table:table-column table:style-name="Table45.A"/>
        <table:table-column table:style-name="Table45.B" table:number-columns-repeated="2"/>
        <table:table-column table:style-name="Table45.D"/>
        <table:table-row table:style-name="TableLine1597201138656">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597201126416">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01131312">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01195232">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3904">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4448">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2608">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57104">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58736">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597273070704">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2544">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2064">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0640">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1728">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8528">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8800">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3360">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8256">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9072">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2816">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2336">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0432">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59008">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4240">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3088">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2880">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59280">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3152">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9344">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6624">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9616">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1248">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3632">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7984">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9888">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3968">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1520">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6080">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7440">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0160">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65808">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0976">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597273060368">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1597273058464">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597273057376">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597273064176">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597273071792">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0096">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73424">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73696">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57648">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57920">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4720">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1456">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4992">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6352">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5264">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58192">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59552">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59824">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5536">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0912">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7712">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1184">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2000">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2272">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6896">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597273067168">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80" text:outline-level="1">Character I/O</text:h>
      <table:table table:name="Table4" table:style-name="Table4">
        <table:table-column table:style-name="Table4.A"/>
        <table:table-column table:style-name="Table4.B"/>
        <table:table-column table:style-name="Table4.C"/>
        <table:table-column table:style-name="Table4.D"/>
        <table:table-row table:style-name="TableLine159727309083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597273087296">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597273087024">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597273084848">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597273080224">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1597273085936">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597273090560">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597273087568">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597273091376">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597273077232">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597273076144">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597273079952">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59727308158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59727309001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597273074784">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597273086208">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597273091648">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597273075872">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597273074512">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597273080768">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597273081856">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597273076416">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1" text:outline-level="1">Comparison</text:h>
      <table:table table:name="Table6" table:style-name="Table6">
        <table:table-column table:style-name="Table6.A"/>
        <table:table-column table:style-name="Table6.B"/>
        <table:table-column table:style-name="Table6.C"/>
        <table:table-column table:style-name="Table6.D"/>
        <table:table-row table:style-name="TableLine1597273077776">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597273082128">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597273084032">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597273084304">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59727308784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59727308457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597273088928">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597273093280">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597273106880">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2" text:outline-level="1">Debug</text:h>
      <table:table table:name="Table7" table:style-name="Table7">
        <table:table-column table:style-name="Table7.A"/>
        <table:table-column table:style-name="Table7.B"/>
        <table:table-column table:style-name="Table7.C"/>
        <table:table-column table:style-name="Table7.D"/>
        <table:table-row table:style-name="TableLine1597273078048">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597273093552">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597273102800">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597273105520">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597273106064">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159727309681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597273103072">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597273096272">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597273099264">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597273107696">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597273097088">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59727309409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597273094368">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597273094640">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597273098720">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597273096544">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597273107968">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597273108240">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597273095184">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597273109056">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597273102528">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1597273099536">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597273099808">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3"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597273091920">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597273104704">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597273126192">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597273112048">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597273111232">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597273120480">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597273118848">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597273109872">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597273122384">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597273109328">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597273112864">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597273111504">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597273117760">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1597273113680">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1597273113408">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597273117216">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597273109600">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597273115856">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597273125376">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597273110144">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597273118032">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597273126464">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597273122656">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597273111776">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597273120208">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1597273115040">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1597273110416">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1597273101984">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1597273115312">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1597273120752">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597273113952">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4"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5">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597273115584">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1597273119120">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1597273119664">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1597273119936">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1597273122112">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159727312374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159727312401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597273128368">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159727313489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59727314224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597273134080">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1597273136800">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lt;<text:span text:style-name="T194">=</text:span> r2</text:p>
          </table:table-cell>
          <table:table-cell table:style-name="Table41.D2" office:value-type="string">
            <text:p text:style-name="P298">forth</text:p>
          </table:table-cell>
        </table:table-row>
        <table:table-row table:style-name="TableLine1597273128096">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159727314305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text:span text:style-name="T194">==</text:span> r2</text:p>
          </table:table-cell>
          <table:table-cell table:style-name="Table41.D2" office:value-type="string">
            <text:p text:style-name="P298">forth</text:p>
          </table:table-cell>
        </table:table-row>
        <table:table-row table:style-name="TableLine1597273137888">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1597273140608">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text:span text:style-name="T194">=</text:span> r2</text:p>
          </table:table-cell>
          <table:table-cell table:style-name="Table41.D2" office:value-type="string">
            <text:p text:style-name="P298">forth</text:p>
          </table:table-cell>
        </table:table-row>
        <table:table-row table:style-name="TableLine1597273132720">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159727313108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159727313652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1597273127008">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1597273141152">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1597273131904">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1597273135984">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1597273131632">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1597273127552">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1597273130272">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1597273129184">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1597273130544">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1597273139520">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1597273142512">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1597273137344">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1597273129456">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1597273132176">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6">nd</text:span> item on <text:s/>the floating stack</text:p>
          </table:table-cell>
          <table:table-cell table:style-name="Table41.D2" office:value-type="string">
            <text:p text:style-name="P299">forth</text:p>
          </table:table-cell>
        </table:table-row>
        <table:table-row table:style-name="TableLine1597273133264">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6">nd</text:span> item on the floating stack to the top</text:p>
          </table:table-cell>
          <table:table-cell table:style-name="Table41.D2" office:value-type="string">
            <text:p text:style-name="P299">forth</text:p>
          </table:table-cell>
        </table:table-row>
        <table:table-row table:style-name="TableLine1597273130816">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597273141968">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597273140064">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1597273135168">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5">2</text:span> = <text:span text:style-name="T195">sin</text:span> (r1 )</text:p>
          </table:table-cell>
          <table:table-cell table:style-name="Table41.D2" office:value-type="string">
            <text:p text:style-name="P299">forth</text:p>
          </table:table-cell>
        </table:table-row>
        <table:table-row table:style-name="TableLine1597273134352">
          <table:table-cell table:style-name="Table41.A2" office:value-type="string">
            <text:p text:style-name="P90">FSINCOS</text:p>
          </table:table-cell>
          <table:table-cell table:style-name="Table41.A2" office:value-type="string">
            <text:p text:style-name="P288">( r1 – r2 <text:s/><text:span text:style-name="T195">r3</text:span>)</text:p>
          </table:table-cell>
          <table:table-cell table:style-name="Table41.A2" office:value-type="string">
            <text:p text:style-name="P372">r<text:span text:style-name="T195">2</text:span> = <text:span text:style-name="T195">sin</text:span> (r1 ), <text:span text:style-name="T195">r3 = cos (r1)</text:span> </text:p>
          </table:table-cell>
          <table:table-cell table:style-name="Table41.D2" office:value-type="string">
            <text:p text:style-name="P299">forth</text:p>
          </table:table-cell>
        </table:table-row>
        <table:table-row table:style-name="TableLine1597273131360">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27280">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43600">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1597273127824">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3897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5">v</text:span>alue – default = 6</text:p>
          </table:table-cell>
          <table:table-cell table:style-name="Table41.D2" office:value-type="string">
            <text:p text:style-name="P299">forth</text:p>
          </table:table-cell>
        </table:table-row>
        <table:table-row table:style-name="TableLine1597273128640">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5">s</text:span>et the value of precision to n</text:p>
          </table:table-cell>
          <table:table-cell table:style-name="Table41.D2" office:value-type="string">
            <text:p text:style-name="P299">forth</text:p>
          </table:table-cell>
        </table:table-row>
        <table:table-row table:style-name="TableLine1597273139792">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33536">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26736">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5">s</text:span>ingle precision store</text:p>
          </table:table-cell>
          <table:table-cell table:style-name="Table41.D2" office:value-type="string">
            <text:p text:style-name="P298">forth</text:p>
          </table:table-cell>
        </table:table-row>
        <table:table-row table:style-name="TableLine1597273137072">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5">s</text:span>ingle precision load</text:p>
          </table:table-cell>
          <table:table-cell table:style-name="Table41.D2" office:value-type="string">
            <text:p text:style-name="P298">forth</text:p>
          </table:table-cell>
        </table:table-row>
        <table:table-row table:style-name="TableLine1597273135712">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40880">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597273128912">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1" text:outline-level="1">HTTPD</text:h>
      <table:table table:name="Table96" table:style-name="Table96">
        <table:table-column table:style-name="Table96.A"/>
        <table:table-column table:style-name="Table96.B"/>
        <table:table-column table:style-name="Table96.C"/>
        <table:table-column table:style-name="Table96.D"/>
        <table:table-row table:style-name="TableLine1597273125648">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1597273132992">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3872">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0000">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462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5440">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8160">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8432">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8704">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39248">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9856">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7200">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4144">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6384">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8288">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9920">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6864">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9104">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0672">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931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611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597273146048">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597273146320">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4416">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9040">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7744">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4688">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52304">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1597273153664">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597273146592">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597273156656">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597273150400">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59727314795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597273161008">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597273149584">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597273150128">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597273144960">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1597273157472">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1597273150944">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159727315937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1597273145232">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1597273160192">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597273140336">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1597273158832">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597273145776">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597273155840">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1597273152032">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597273158560">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1597273152576">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59727315284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597273155024">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159727315801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1597273154480">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597273161280">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1597273148496">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597273155568">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597273162912">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597273166992">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597273166448">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169440">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59727316481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597273168080">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59727316726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597273165904">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597273166176">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597273169712">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597273169984">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167536">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167808">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597273161552">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597273168352">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597273170256">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16236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597273051392">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055200">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597273051120">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597273054928">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1597273053840">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597273039968">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597273052752">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597273043232">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59727305465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59727304540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597273051664">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597273051936">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597273053568">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597273040240">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597273049488">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597273046496">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597273050576">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597273053024">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59727305220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59727304078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597273047312">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597273046768">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597273041328">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597273041600">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59727304105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597273050032">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597273048944">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597273164272">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1597273042416">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597273052480">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59727305574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597273056560">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597273054112">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597273056832">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597273050848">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597273042960">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597273054384">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597273056016">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597273045952">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597273047584">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597273046224">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597201131040">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597276441168">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597276436544">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597276436816">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597276448512">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597276437088">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597276448784">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597276442800">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597276451776">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597276437632">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597276450688">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597276445792">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597276446064">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597276449328">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597276437904">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597276446880">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597276445520">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597276447152">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597276449056">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597276440352">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597276443072">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597276443344">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1597276441712">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8" text:outline-level="1">Maths</text:h>
      <table:table table:name="Table16" table:style-name="Table16">
        <table:table-column table:style-name="Table16.A"/>
        <table:table-column table:style-name="Table16.B"/>
        <table:table-column table:style-name="Table16.C"/>
        <table:table-column table:style-name="Table16.D"/>
        <table:table-row table:style-name="TableLine1597276452048">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1597276451504">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1597276440896">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1597276441984">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159727644008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1597276450960">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159727645232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1597276443616">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597276453136">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59727645259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159727643627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1597276442528">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1597276443888">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1597276444160">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1597276444432">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1597276444704">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1597276444976">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1597276464288">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1597276463744">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597276447696">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597276458304">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597276458848">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597276456672">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597276463472">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597276465376">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597276470000">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597276470544">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597276461568">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597276464832">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597276455856">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1597276466192">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59727645748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597276459936">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597276467824">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597276453680">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597276454768">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159727646646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597276468640">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597276469184">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597276460208">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597276455040">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1597276459120">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597276469456">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159727645857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597276460480">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597276460752">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597276455312">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597276462112">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597276462384">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597276469728">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597276462928">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597276463200">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597276464016">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597276455584">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597276456400">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597276465648">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597276457216">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597276458032">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597276465920">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597276468912">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597276468096">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597276486048">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1597276474352">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3"/>
      <table:table table:name="Table97" table:style-name="Table97">
        <table:table-column table:style-name="Table97.A"/>
        <table:table-column table:style-name="Table97.B"/>
        <table:table-column table:style-name="Table97.C"/>
        <table:table-row table:style-name="TableLine1597276466736">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1597276477616">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5">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9"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597276480336">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597276486320">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597276471904">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597276474896">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597276486864">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597276476528">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597276472448">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597276479248">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597276477344">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597276485232">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59727647353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59727648088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597276481968">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59727648251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597276473808">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597276483056">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597276470816">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597276487952">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597276475440">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597276482784">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597276484960">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597276471088">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59727647136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597276481424">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597276472720">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597276472992">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597276474624">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597276479792">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597276474080">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1597276486592">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1597276476800">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597276477888">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597276491760">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597276483600">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597276501824">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0192">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5568">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8016">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1552">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2640">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7744">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3936">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2096">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0400">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8560">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2912">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88224">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2576">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2848">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3120">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5360">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4208">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3392">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3184">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3456">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3664">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6112">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597276503728">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8288">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0944">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9104">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4480">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4272">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6656">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9648">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4544">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88496">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0128">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5088">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9920">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6384">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504816">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5840">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6928">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7200">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88768">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90672">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89040">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597276489312">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597276497472">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597276491216">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597276518416">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597276520048">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597276492304">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597276519232">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597276512976">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597276508624">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90"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597276516240">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597276509984">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597276510528">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59727651406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597276522496">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597276514336">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597276510256">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597276516512">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597276516784">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597276514880">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597276515152">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597276506448">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597276510800">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597276521408">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597276519504">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597276515968">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59727651732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597276521952">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59727651760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597276505904">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597276518144">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1597276534192">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1597276532016">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1597276524400">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1744">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6576">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8272">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2288">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3856">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5488">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5824">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4672">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2560">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3040">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9904">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4944">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25216">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597276533376">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597276530384">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1597276540176">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1597276536640">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597276526304">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597276543440">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597276541264">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597276542080">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597276543712">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2"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597276549152">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597276431104">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597276433552">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1597276433008">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597276425120">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597276431376">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597276429744">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597276431648">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597276420224">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597276424576">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597276420768">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1597276425664">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597276419136">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597276422944">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597276423488">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59727642784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597276423760">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597276421040">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1597276424032">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1597276429472">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597276430016">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597276422128">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597276424304">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1597276422400">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1597276435728">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1597276433280">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597276421312">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1597276434368">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597276432192">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597276424848">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597276427024">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597276418592">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1597276433824">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1597276432736">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1597276422672">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597276418864">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597276431920">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1597276421584">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1597276430832">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597276421856">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597276428112">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597276428384">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597276428656">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597276428928">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597276429200">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1597273090288">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597273043504">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597201239840">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597201242288">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59729160334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597291615584">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597291609056">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597291613408">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597291618576">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597291616128">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159729160742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1597291612320">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597291601984">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597291606608">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597291606880">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597291606336">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1597291610416">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597291604432">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597291605520">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597291618304">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597291609872">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597291617488">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1597291612592">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1597291602256">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597291615856">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597291615040">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597291618848">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59729160769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597291607968">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597291608240">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597291605248">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597291610960">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597291608512">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597291605792">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597291613136">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1597291611776">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597291612864">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59729162700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597291630816">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597291631632">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597291627552">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597291620208">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597291619392">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59729162619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59729162374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597291621568">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597291630272">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1597291631088">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597291623200">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159729161531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1">definition and use of a structure</text:span></text:p>
          </table:table-cell>
        </table:table-row>
        <table:table-row table:style-name="TableLine1597291632176">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4" text:outline-level="1">System</text:h>
      <table:table table:name="Table28" table:style-name="Table28">
        <table:table-column table:style-name="Table28.A"/>
        <table:table-column table:style-name="Table28.B"/>
        <table:table-column table:style-name="Table28.C"/>
        <table:table-column table:style-name="Table28.D"/>
        <table:table-row table:style-name="TableLine1597291628096">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597291626736">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597291619664">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597291620480">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597291625920">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597291632720">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597291632992">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597291625376">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597291634080">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597291621840">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597291621024">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597291624288">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597291626464">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597291635712">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597291633264">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597291624560">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597291622656">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159729162510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597291625648">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597291630000">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1597291635168">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1597291649312">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1597291652032">
          <table:table-cell table:style-name="Table51.A1" table:number-columns-spanned="3" office:value-type="string">
            <text:p text:style-name="P275"/>
            <text:p text:style-name="P283">A<text:span text:style-name="T169">ct</text:span><text:span text:style-name="T170">u</text:span><text:span text:style-name="T169">ally</text:span> the word ‘hi’ above could have been written as:-</text:p>
            <text:p text:style-name="P283"/>
            <text:p text:style-name="P283">: hi ." Time is: " ms-ticks . cr 10000 ms ; <text:tab/><text:tab/><text:tab/> <text:s/>\ Print the tick <text:span text:style-name="T171">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5" text:outline-level="1">Telnet</text:h>
      <table:table table:name="Table30" table:style-name="Table30">
        <table:table-column table:style-name="Table30.A"/>
        <table:table-column table:style-name="Table30.B"/>
        <table:table-column table:style-name="Table30.C"/>
        <table:table-column table:style-name="Table30.D"/>
        <table:table-row table:style-name="TableLine1597291647952">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59729163816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1597291650944">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597291651488">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597291639792">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597291640336">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597291649040">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1597291648224">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597291638704">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597291641152">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597291641968">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597291650400">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597291637888">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1597291651216">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1597291644416">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597291644144">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59729165366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597291645232">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39248">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597291645504">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597291647680">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3952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597291645776">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59729164604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597291646320">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597291646592">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46864">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1597291647136">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597291647408">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597291658560">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597291667536">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597291660192">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5632">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70800">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597291669168">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70256">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9440">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801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1280">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1008">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71072">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835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4208">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692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7200">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7744">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70528">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59729166481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66176">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8288">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597291657472">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1597291640880">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1597291668896">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597291659104">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597291654480">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597291654752">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597291655296">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65088">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59729166318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60736">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59729166862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61824">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62096">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64544">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59729165556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59729166236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597291656112">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597291662640">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597291656384">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59729166291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597291663456">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597291663728">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597291666720">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597291664000">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597291679776">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59729167950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1597291686848">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597291677872">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59729168168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597291680592">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597291675424">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597291688208">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597291687936">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597291672160">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597291680864">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597291674880">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597291675696">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597291687664">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597291680320">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597291676512">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597291676784">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597291677056">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597291685760">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597291678144">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59729167841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597291683040">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597291674336">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597291681136">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59729167868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597291674064">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59729167896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8" text:outline-level="1">Visual</text:h>
      <text:p text:style-name="P436">‘<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597291686576">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5">The following terminal keystrokes are recognised:-</text:p>
      <text:p text:style-name="P435"/>
      <table:table table:name="Table84" table:style-name="Table84">
        <table:table-column table:style-name="Table84.A"/>
        <table:table-column table:style-name="Table84.B"/>
        <table:table-row table:style-name="TableLine1597291681952">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1597291683312">
          <table:table-cell table:style-name="Table84.A1" office:value-type="string">
            <text:p text:style-name="P260">Ctrl-S</text:p>
          </table:table-cell>
          <table:table-cell table:style-name="Table84.A1" office:value-type="string">
            <text:p text:style-name="P260">Save now</text:p>
          </table:table-cell>
        </table:table-row>
        <table:table-row table:style-name="TableLine159729168467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597291683584">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59729168385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597291684128">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59729168440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1"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59729168276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1597291672976">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90384">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90928">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99904">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95824">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1597291696096">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1597291700448">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1597291695552">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159729170344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1597291704256">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89568">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59729169528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1597291694464">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1597291703984">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1597291701264">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1" text:outline-level="1">WiFi</text:h>
      <table:table table:name="Table39" table:style-name="Table39">
        <table:table-column table:style-name="Table39.A"/>
        <table:table-column table:style-name="Table39.B"/>
        <table:table-column table:style-name="Table39.C"/>
        <table:table-column table:style-name="Table39.D"/>
        <table:table-row table:style-name="TableLine1597291685216">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597291689024">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597291700992">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597291694192">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597291704528">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597291692016">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597291696640">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597291704800">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597291693920">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597291705072">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597291696912">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597291705344">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1597291701536">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597291698544">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1597291693648">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1597291700176">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1597291697184">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1597291692832">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1597291697456">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1597291706160">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159729169337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1597291694736">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1597291702624">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597291693104">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1597291698816">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1597291691744">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159729169800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597291699632">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1597291702352">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1597291690112">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1597291691472">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1597291706976">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1597291714048">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1597291719216">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159729171105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4"/>
      <table:table table:name="Table50" table:style-name="Table50">
        <table:table-column table:style-name="Table50.A"/>
        <table:table-column table:style-name="Table50.B"/>
        <table:table-column table:style-name="Table50.C"/>
        <table:table-row table:style-name="TableLine1597291699360">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1597291716224">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597291716496">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59729171568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597291720848">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597291717040">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597291723296">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59729171894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597291714592">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59729171432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59729170860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159729171132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597291723568">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597291714864">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597291721936">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597291707248">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597291707520">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597291707792">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597291717856">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597291718128">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597291713232">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597291721664">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1597291719488">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597291711872">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597291708064">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597291719760">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597291708880">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59729172030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1597291723024">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1597291710512">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1597291709696">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597291715408">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1"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2"><text:span text:style-name="T158">ESP32 module </text:span><text:a xlink:type="simple" xlink:href="https://tutorials.probots.co.in/esp32-buying-guide/" text:style-name="Internet_20_link" text:visited-style-name="Visited_20_Internet_20_Link"><text:span text:style-name="T158">buying guide</text:span></text:a></text:p>
      <text:p text:style-name="P470"><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1"><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in Aug 2022 by Bob Edwards, retired EMC engineer in SW U.K. He always has it open, on screen, when he programs ESP32forth and hopes you will find it useful too.</text:p>
      <text:h text:style-name="P481"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59729171840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597291725200">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597291731184">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59729172384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597291725472">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597291724928">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597291728192">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597291730096">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597291727920">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597291732000">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59720123358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597201233856">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597276434096">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597293268256">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597293266896">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597293265808">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597293259280">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159729325955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597293267168">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59729325574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597293263088">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597293262544">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597293258736">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597293269888">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597293269072">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597293269344">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59729326064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597293263904">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597293264720">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597293255200">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597293267712">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597293256016">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597293256560">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597293264176">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1597293269616">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597293264992">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597293259824">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597293260096">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597293260912">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597293270160">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597293266352">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597293268528">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597293261184">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179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59008">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104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4304">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597293284032">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597293282400">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2672">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7568">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560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597293278864">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59729328838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294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6144">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6688">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1312">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1584">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5120">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9744">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4576">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597293273696">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597293280496">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9680">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59729328484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597293274240">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4784">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59729328539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597293279136">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597293275328">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675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597293289200">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6416">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6960">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8656">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597293285664">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7232">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7504">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5872">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2608">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8593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597293277776">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597293270704">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597293289472">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597293286480">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597293278592">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597293287024">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597293273968">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59729327451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597293273424">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597293287296">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597293280768">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3760">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185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212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7840">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75056">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8112">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88928">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597293301168">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296272">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597293301984">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597293303072">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597293297632">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59729327288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597293302256">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597293295456">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597293303616">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597293295728">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597293303888">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59729329926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597293305248">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597293292736">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597293306880">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597293293008">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2" text:outline-level="2">System</text:h>
      <table:table table:name="Table79" table:style-name="Table79">
        <table:table-column table:style-name="Table79.A"/>
        <table:table-column table:style-name="Table79.B"/>
        <table:table-column table:style-name="Table79.C"/>
        <table:table-column table:style-name="Table79.D"/>
        <table:table-row table:style-name="TableLine1597293305520">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597293297088">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597293300624">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597293324560">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597293313680">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597293322112">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597293309328">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597293314224">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59729331694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597293323472">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597293324016">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597293309600">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597293312864">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597293321840">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597293318848">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59729329028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597293322384">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597293314496">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597293320752">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597293314768">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597293310688">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597293319664">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597293319936">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597293320208">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597293323744">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597293320480">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597293315856">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597293321296">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597293311232">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597293324288">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597293312048">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597293309872">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597293307696">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597293307968">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597293315584">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597293310144">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597293312320">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597293318032">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597293318304">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1857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37888">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30272">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27552">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3136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597293336256">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597293339520">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597293332992">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597293333808">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597293332176">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597293321568">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597293327824">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597293332720">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597293341696">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500"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59729333054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597293331632">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597293325920">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597293340608">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597293341424">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4"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597293341152">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597293337072">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returned by gethostbyname)</text:p>
          </table:table-cell>
        </table:table-row>
        <table:table-row table:style-name="TableLine1597293338160">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ext:soft-page-break/>
        <table:table-row table:style-name="TableLine1597293338976">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59729332836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597293330000">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597293329184">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597293326736">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1597293330816">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7" text:outline-level="3">Get the host address</text:h>
      <text:p text:style-name="P203">z” google.com” gethostbyname constant google.com<text:tab/>\ look up the host details using the name <text:s/></text:p>
      <text:p text:style-name="P203">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text:soft-page-break/>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3"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886649856" text:style-name="L1">
        <text:list-item>
          <text:p text:style-name="P509">gethostbyname (hostname)</text:p>
        </text:list-item>
        <text:list-item>
          <text:p text:style-name="P509">socket (domain,type,protocol)</text:p>
        </text:list-item>
        <text:list-item>
          <text:p text:style-name="P509">bind (sock,addr,addrlen)</text:p>
        </text:list-item>
        <text:list-item>
          <text:p text:style-name="P509">sendto <text:s text:c="4"/>(sock,data, datalen, flags, addr, addrlen)</text:p>
        </text:list-item>
        <text:list-item>
          <text:p text:style-name="P509">recvfrom (sock,data,datalen,flags,addr. *addrlen)</text:p>
        </text:list-item>
        <text:list-item>
          <text:p text:style-name="P509">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1" text:outline-level="1">Appendix 3 Catch and Throw</text:h>
      <text:p text:style-name="P476"><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5"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6"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711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3T10:17:10.517000000</dc:date>
    <meta:editing-duration>PT22H35M31S</meta:editing-duration>
    <meta:editing-cycles>328</meta:editing-cycles>
    <meta:generator>LibreOffice/7.2.7.2$Windows_X86_64 LibreOffice_project/8d71d29d553c0f7dcbfa38fbfda25ee34cce99a2</meta:generator>
    <meta:document-statistic meta:table-count="97" meta:image-count="2" meta:object-count="0" meta:page-count="70" meta:paragraph-count="4203" meta:word-count="18204" meta:character-count="98316" meta:non-whitespace-character-count="80799"/>
  </office:meta>
</office:document-meta>
</file>